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imbus Sans" svg:font-family="'Nimbus Sans'" style:font-family-generic="swiss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9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  <style:text-properties style:font-name="Nimbus Sans"/>
    </style:style>
    <style:style style:name="ce2" style:family="table-cell" style:parent-style-name="Default">
      <style:table-cell-properties fo:background-color="#ff6d6d" fo:border="0.74pt solid #000000"/>
      <style:text-properties style:font-name="Nimbus Sans"/>
    </style:style>
    <style:style style:name="ce3" style:family="table-cell" style:parent-style-name="Default">
      <style:text-properties style:font-name="Nimbus Sans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  <style:text-properties style:font-name="Nimbus Sans"/>
    </style:style>
    <style:style style:name="ce9" style:family="table-cell" style:parent-style-name="Default">
      <style:table-cell-properties fo:background-color="#bbe33d" fo:border="0.74pt solid #000000"/>
      <style:text-properties style:font-name="Nimbus Sans"/>
    </style:style>
  </office:automatic-styles>
  <office:body>
    <office:spreadsheet>
      <table:table table:name="Foglio1" table:style-name="ta1" table:print="false">
        <table:table-column table:style-name="co1" table:number-columns-repeated="4" table:default-cell-style-name="ce3"/>
        <table:table-column table:style-name="co2" table:default-cell-style-name="Default"/>
        <table:table-column table:style-name="co3" table:number-columns-repeated="16379" table:default-cell-style-name="ce3"/>
        <table:table-row table:style-name="ro1">
          <table:table-cell table:style-name="ce4" office:value-type="string" calcext:value-type="string" table:number-columns-spanned="2" table:number-rows-spanned="1">
            <text:p>Fake</text:p>
          </table:table-cell>
          <table:covered-table-cell table:style-name="ce2"/>
          <table:table-cell table:style-name="ce6" office:value-type="string" calcext:value-type="string" table:number-columns-spanned="2" table:number-rows-spanned="1">
            <text:p>Legit</text:p>
          </table:table-cell>
          <table:covered-table-cell table:style-name="ce9"/>
          <table:table-cell table:number-columns-repeated="16380"/>
        </table:table-row>
        <table:table-row table:style-name="ro1">
          <table:table-cell table:style-name="ce2" office:value-type="string" calcext:value-type="string">
            <text:p>Username</text:p>
          </table:table-cell>
          <table:table-cell table:style-name="ce2" office:value-type="string" calcext:value-type="string">
            <text:p>Password</text:p>
          </table:table-cell>
          <table:table-cell table:style-name="ce9" office:value-type="string" calcext:value-type="string">
            <text:p>Username</text:p>
          </table:table-cell>
          <table:table-cell table:style-name="ce9" office:value-type="string" calcext:value-type="string">
            <text:p>Password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AnnaMiller</text:p>
          </table:table-cell>
          <table:table-cell table:style-name="ce7" office:value-type="string" calcext:value-type="string">
            <text:p>SummerSun20</text:p>
          </table:table-cell>
          <table:table-cell table:style-name="ce7" office:value-type="string" calcext:value-type="string">
            <text:p>SarahSmith</text:p>
          </table:table-cell>
          <table:table-cell table:style-name="ce7" office:value-type="string" calcext:value-type="string">
            <text:p>Sunshine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anielWhite</text:p>
          </table:table-cell>
          <table:table-cell table:style-name="ce7" office:value-type="string" calcext:value-type="string">
            <text:p>LondonBridge@</text:p>
          </table:table-cell>
          <table:table-cell table:style-name="ce7" office:value-type="string" calcext:value-type="string">
            <text:p>JohnDoe87</text:p>
          </table:table-cell>
          <table:table-cell table:style-name="ce7" office:value-type="string" calcext:value-type="string">
            <text:p>London@202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auraDavis</text:p>
          </table:table-cell>
          <table:table-cell table:style-name="ce7" office:value-type="string" calcext:value-type="string">
            <text:p>Chocolate123!</text:p>
          </table:table-cell>
          <table:table-cell table:style-name="ce7" office:value-type="string" calcext:value-type="string">
            <text:p>EmmaJones22</text:p>
          </table:table-cell>
          <table:table-cell table:style-name="ce7" office:value-type="string" calcext:value-type="string">
            <text:p>Chocolate!?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obertLee</text:p>
          </table:table-cell>
          <table:table-cell table:style-name="ce7" office:value-type="string" calcext:value-type="string">
            <text:p>RainbowSky#</text:p>
          </table:table-cell>
          <table:table-cell table:style-name="ce7" office:value-type="string" calcext:value-type="string">
            <text:p>DavidBrown</text:p>
          </table:table-cell>
          <table:table-cell table:style-name="ce7" office:value-type="string" calcext:value-type="string">
            <text:p>Rainbow12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OliviaWilson</text:p>
          </table:table-cell>
          <table:table-cell table:style-name="ce7" office:value-type="string" calcext:value-type="string">
            <text:p>Footballer@</text:p>
          </table:table-cell>
          <table:table-cell table:style-name="ce7" office:value-type="string" calcext:value-type="string">
            <text:p>LilyJohnson</text:p>
          </table:table-cell>
          <table:table-cell table:style-name="ce7" office:value-type="string" calcext:value-type="string">
            <text:p>Football#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tthewThomas</text:p>
          </table:table-cell>
          <table:table-cell table:style-name="ce7" office:value-type="string" calcext:value-type="string">
            <text:p>PurpleRain&amp;7</text:p>
          </table:table-cell>
          <table:table-cell table:style-name="ce7" office:value-type="string" calcext:value-type="string">
            <text:p>MarkTaylor23</text:p>
          </table:table-cell>
          <table:table-cell table:style-name="ce7" office:value-type="string" calcext:value-type="string">
            <text:p>Purple&amp;Gre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loeEvans</text:p>
          </table:table-cell>
          <table:table-cell table:style-name="ce7" office:value-type="string" calcext:value-type="string">
            <text:p>AutumnLeaves22</text:p>
          </table:table-cell>
          <table:table-cell table:style-name="ce7" office:value-type="string" calcext:value-type="string">
            <text:p>EmilyWilson</text:p>
          </table:table-cell>
          <table:table-cell table:style-name="ce7" office:value-type="string" calcext:value-type="string">
            <text:p>AutumnLeaves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WilliamHarris</text:p>
          </table:table-cell>
          <table:table-cell table:style-name="ce7" office:value-type="string" calcext:value-type="string">
            <text:p>PenguinClub$</text:p>
          </table:table-cell>
          <table:table-cell table:style-name="ce7" office:value-type="string" calcext:value-type="string">
            <text:p>AlexClark89</text:p>
          </table:table-cell>
          <table:table-cell table:style-name="ce7" office:value-type="string" calcext:value-type="string">
            <text:p>Penguin$1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nTaylor</text:p>
          </table:table-cell>
          <table:table-cell table:style-name="ce7" office:value-type="string" calcext:value-type="string">
            <text:p>GuitarHero!</text:p>
          </table:table-cell>
          <table:table-cell table:style-name="ce7" office:value-type="string" calcext:value-type="string">
            <text:p>SophieRoberts</text:p>
          </table:table-cell>
          <table:table-cell table:style-name="ce7" office:value-type="string" calcext:value-type="string">
            <text:p>Guitarist!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hristopherAllen</text:p>
          </table:table-cell>
          <table:table-cell table:style-name="ce7" office:value-type="string" calcext:value-type="string">
            <text:p>BeachParty@23</text:p>
          </table:table-cell>
          <table:table-cell table:style-name="ce7" office:value-type="string" calcext:value-type="string">
            <text:p>JackWilliams</text:p>
          </table:table-cell>
          <table:table-cell table:style-name="ce7" office:value-type="string" calcext:value-type="string">
            <text:p>Beach@20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milyJackson</text:p>
          </table:table-cell>
          <table:table-cell table:style-name="ce7" office:value-type="string" calcext:value-type="string">
            <text:p>Sunshine20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mesMartin</text:p>
          </table:table-cell>
          <table:table-cell table:style-name="ce7" office:value-type="string" calcext:value-type="string">
            <text:p>BigBenLondon@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ssicaBrown</text:p>
          </table:table-cell>
          <table:table-cell table:style-name="ce7" office:value-type="string" calcext:value-type="string">
            <text:p>SweetTooth123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drewJohnson</text:p>
          </table:table-cell>
          <table:table-cell table:style-name="ce7" office:value-type="string" calcext:value-type="string">
            <text:p>ColourfulWorld#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phieWalker</text:p>
          </table:table-cell>
          <table:table-cell table:style-name="ce7" office:value-type="string" calcext:value-type="string">
            <text:p>SoccerFan@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jaminKing</text:p>
          </table:table-cell>
          <table:table-cell table:style-name="ce7" office:value-type="string" calcext:value-type="string">
            <text:p>VioletGarden&amp;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urenWright</text:p>
          </table:table-cell>
          <table:table-cell table:style-name="ce7" office:value-type="string" calcext:value-type="string">
            <text:p>FallFoliage202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chaelScott</text:p>
          </table:table-cell>
          <table:table-cell table:style-name="ce7" office:value-type="string" calcext:value-type="string">
            <text:p>ArcticPenguin$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izabethYoung</text:p>
          </table:table-cell>
          <table:table-cell table:style-name="ce7" office:value-type="string" calcext:value-type="string">
            <text:p>RockStarGuitarist!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shuaGreen</text:p>
          </table:table-cell>
          <table:table-cell table:style-name="ce7" office:value-type="string" calcext:value-type="string">
            <text:p>SeasideVacation@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chelClark</text:p>
          </table:table-cell>
          <table:table-cell table:style-name="ce7" office:value-type="string" calcext:value-type="string">
            <text:p><text:s/>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vidTurn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otteHa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Ada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beccaBa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yCar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icholasCo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atieMorg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Coop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ahMitch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C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atalieBail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yanKel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maMurph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nathanStew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Jam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sonPar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llyEdwar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keRobin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yPhillip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amMorr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elia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G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nniferHar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Turn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ephanieRus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monFis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VictoriaRe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trickRo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aCampb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ottMill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eanorButl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amMu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aC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Mitch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Griffi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Simp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mmaMa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rdanThomp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smineEll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yleBar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yPer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eHugh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iceKn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Holm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anthaHarp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thonyPalm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eanorWe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ylan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otteF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icholasBenne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leOw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keLloy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beccaDe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ieGord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atashaFletc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imothyWoo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Wall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llumFos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rahReynol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Har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nnahCunningha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athanBoy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eanorHud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rdanM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igailPor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drianGib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itlinWebb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norDix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Shar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anSaunde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iaRow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anRichard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llyBisho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How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loeFull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ameronWal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riaPear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Rus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eliaHay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ylanGraha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ieGra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adleyD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eLawre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Kn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aBar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Co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F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vidWarr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aHigg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Bur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iePars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Ow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iaGib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uisWebs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aomiBoot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Dun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eAda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yanPow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nPete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ephHawk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ppyWa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sonHu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llyHen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Lambe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smineMackenzi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aronPa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igailKn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Farr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yRichard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Doy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ottePear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Rober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eArno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D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llyFle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amGallag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Re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nnorMa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Holla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Fletc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maH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Fergu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yJord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Phillip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M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Bail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eanorCar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Ada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otteSteve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Blak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eMorr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Butl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KatieFis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yanMu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Danie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Mcle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Gardn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vidNew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ice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We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eBa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Coop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Pat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Harr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nnahHopk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Boy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yRe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Law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Har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Ry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eThomp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Sulliv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eliaGilbe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amStew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Kn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keCamer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Mcdona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Alexand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igailNichol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keWarr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iaLo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Bur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nAbbo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Nichol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yBar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Thomp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otteCook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Wr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Pear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Vaugh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loeB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Ma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isyWal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Greg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maPer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ryDavi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ieHowar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Gra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Re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ndrewMorr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iaEva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Lawren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eH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yanRo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Bur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Dix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aCunningha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Patter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nG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Bar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eanorSteve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keAtkin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elia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Osbor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ieRichard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Simp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otteRe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Newm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Hender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Wall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ySha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Richar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Mor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vidCar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Roge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Griff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Mitch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Ow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maDunc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Ro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eWe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yanHigg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Johns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De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aClar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Gord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nRober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Holla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Law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loeHun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Flyn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iaStew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Gib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urenH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Fle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Geor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Wat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bigailF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Fletc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yAll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Kel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essicaRobin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ryPar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ieBar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chaelDav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iaWhi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ieEva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Moo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yanThom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loeCar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Wil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yBa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thewGre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aPhillip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Le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yHarr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Wal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aCampb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Coop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Par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Turn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aRus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Wr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eliaC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Murph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perKel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K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Fis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nryStew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izabethMorg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ephYou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carlettAda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Sco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aBail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Clar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eyaWat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vidAll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iceWar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P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Tayl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Ha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ppyRobin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Car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aBenne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ristopher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lorenceEva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Brow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vyJack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Moor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ieWhi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Ander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isyHar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asGarci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laHugh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Lew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ieDavi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acPat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ildaMill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Ada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hoebeRee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ganCampb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meThoma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abrielG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nColl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Bail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llieMitch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sonMu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sieC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Co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perAdam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Coop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mogenWr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ieMorr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a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eddieRichard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Rober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ryBrook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isieO'Conn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ephThomp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ePat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oRuss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Griffi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Par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eanorBenne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Edwar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naFletc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Phillip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araSulliv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Gib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llaMa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ylanKnigh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llyReynol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ebastianMarsha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ylaHugh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keJo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aHar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Jenk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llyOw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xSteve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iceFos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ganBarn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ennaDix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acRo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Ell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oCamer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ttieG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ryGord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llaWilkin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Holla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nGallag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Per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ieNel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Hawk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yaGra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Bat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vyFergu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xWarr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naO'Bri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ieSteven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isyWalla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O'Conno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llyM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oHay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izaPear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nryMcCarth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meRy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Doy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ppyMarsha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asRichar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lorenceRo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eddieHow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Butl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Fletc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aCunningha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Atkin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isieBisho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Boy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llieHud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Fitzgera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araLyn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acNew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ildaDoher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Simp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Wat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Pear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ennaKenned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Wal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llaMcDona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oQuin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aFlyn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Stew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naO'Sulliv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Car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ylaVaugh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Car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sieSheeh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xByr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Barre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eodoreMcMah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ottieMcCarth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ryBrenn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laGallag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Fol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rinCas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Lloy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osieFitzpatri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Malo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yaGriff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O'Donn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vyJohns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xPow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naReil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ieKel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isyO'Ne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Hugh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ollyDuff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oFitzgera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izaDelan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enryNol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smeFarr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Higg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ppyDun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asKavanag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lorenceBrow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eddieSh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O'Lea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McCarth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aNol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McDonn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isieO'Sulliv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oshuaO'Rourk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llieKearn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Whel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ZaraCron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acO'Conn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atildaRy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Carro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Hog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Har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iennaLy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Cunningham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llaBrad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oMcCorma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aFitzgeral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Bol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loeHigg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Hamp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Parso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scarFlyn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ubySheppar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eoMarsha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abellaStanl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obHaywar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yFleming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asHender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eyaWal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ryVaugh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eliaCurt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Fros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Brenn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Daw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eMcMah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thanCarpent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aMcCarth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Sawy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Ben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Wall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perPeter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ieCamer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ieDunc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Holm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ppyHammon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Kir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laTod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Hud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aSulliv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New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Fowl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O'Conn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yRobert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Law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iaBec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scarBisho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aMill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Burges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loeCoh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Blak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eliaMor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Curr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Tuck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Hawk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eyaBar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ryWad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aBart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asGlo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Grego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Na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perG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ieCurt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ieWar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Har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ppyBarret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Vince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laPate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Murra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aOsborn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Higg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Quin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Cook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yRow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O'Sulliv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iaSava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scarWhel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aHawk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exanderTyl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loeCorrig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WilliamDohert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meliaRoch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erBradl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ceMcKenn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homasFin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reyaMcDonne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ryBoy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vaShaw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ucasDa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iaHarriso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eorgeRi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arperFitzpatric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arlieLark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vieSherida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amuelRoon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ppyHiggin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NoahHaye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slaCar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mesKenned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llaBarr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anielMcHug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milyGallagh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enjaminJoyc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yDonnel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JackRile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liviaMcNama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OscarConnolly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ophiaBarnes</text:p>
          </table:table-cell>
          <table:table-cell table:number-columns-repeated="16383"/>
        </table:table-row>
        <table:table-row table:style-name="ro1" table:number-rows-repeated="104801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glio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imbus Sans" svg:font-family="'Nimbus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28:25</meta:creation-date>
    <meta:generator>LibreOffice/7.4.7.2$Linux_X86_64 LibreOffice_project/40$Build-2</meta:generator>
    <dc:date>2024-04-06T19:10:39.134127616</dc:date>
    <meta:editing-duration>PT36M6S</meta:editing-duration>
    <meta:editing-cycles>4</meta:editing-cycles>
    <meta:document-statistic meta:table-count="3" meta:cell-count="604" meta:object-count="0"/>
  </office:meta>
</office:document-meta>
</file>